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e38" officeooo:paragraph-rsid="001e4e38"/>
    </style:style>
    <style:style style:name="P2" style:family="paragraph" style:parent-style-name="Standard">
      <style:text-properties fo:color="#ff0000" loext:opacity="100%" fo:language="hu" fo:country="HU" officeooo:rsid="001e4e38" officeooo:paragraph-rsid="001e4e38"/>
    </style:style>
    <style:style style:name="P3" style:family="paragraph" style:parent-style-name="Standard">
      <style:text-properties fo:color="#ff0000" loext:opacity="100%" fo:language="hu" fo:country="HU" officeooo:rsid="001ee7aa" officeooo:paragraph-rsid="001ee7aa"/>
    </style:style>
    <style:style style:name="P4" style:family="paragraph" style:parent-style-name="Standard">
      <style:text-properties fo:color="#000000" loext:opacity="100%" fo:language="en" fo:country="US" officeooo:rsid="001e4e38" officeooo:paragraph-rsid="001e4e38"/>
    </style:style>
    <style:style style:name="P5" style:family="paragraph" style:parent-style-name="Standard">
      <style:text-properties fo:color="#000000" loext:opacity="100%" fo:language="en" fo:country="US" officeooo:rsid="001ee7aa" officeooo:paragraph-rsid="001ee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Dictionary </text:p>
      <text:p text:style-name="P2">Beállítások – Szótár</text:p>
      <text:p text:style-name="P4">Search automatically</text:p>
      <text:p text:style-name="P2">Automatikus keresés</text:p>
      <text:p text:style-name="P5">Use fuzzy matching</text:p>
      <text:p text:style-name="P3">Bizonytalan egyezések használata</text:p>
      <text:p text:style-name="P5">Use condensed view</text:p>
      <text:p text:style-name="P3">Tömörített nézet használata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6:29:27.677000000</meta:creation-date>
    <meta:generator>LibreOffice/7.6.2.1$Windows_X86_64 LibreOffice_project/56f7684011345957bbf33a7ee678afaf4d2ba333</meta:generator>
    <dc:date>2023-11-28T16:31:48.333000000</dc:date>
    <meta:editing-duration>PT2M20S</meta:editing-duration>
    <meta:editing-cycles>2</meta:editing-cycles>
    <meta:document-statistic meta:table-count="0" meta:image-count="0" meta:object-count="0" meta:page-count="1" meta:paragraph-count="8" meta:word-count="20" meta:character-count="179" meta:non-whitespace-character-count="164"/>
  </office:meta>
</office:document-meta>
</file>